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999999" fo:font-size="10pt" officeooo:rsid="000d904f" officeooo:paragraph-rsid="000d904f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fo:color="#808080" officeooo:paragraph-rsid="002307de"/>
    </style:style>
    <style:style style:name="P3" style:family="paragraph" style:parent-style-name="Header">
      <style:paragraph-properties fo:text-align="justify" style:justify-single-word="false"/>
      <style:text-properties fo:color="#808080" officeooo:paragraph-rsid="002307de"/>
    </style:style>
    <style:style style:name="P4" style:family="paragraph" style:parent-style-name="Standard">
      <style:paragraph-properties fo:text-align="center" style:justify-single-word="false"/>
      <style:text-properties fo:font-size="24pt" fo:font-style="normal" fo:font-weight="bold" officeooo:rsid="0012906d" officeooo:paragraph-rsid="0012906d" style:font-size-asian="24pt" style:font-style-asian="normal" style:font-weight-asian="bold" style:font-size-complex="2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style="normal" fo:font-weight="bold" officeooo:rsid="00139cff" officeooo:paragraph-rsid="00139cff" style:font-size-asian="17.5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style="normal" fo:font-weight="normal" officeooo:rsid="000c393c" officeooo:paragraph-rsid="0018d27a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fo:font-style="normal" fo:font-weight="normal" officeooo:rsid="0017cede" officeooo:paragraph-rsid="0018d27a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style="normal" fo:font-weight="normal" officeooo:rsid="0018d362" officeooo:paragraph-rsid="0018d362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style="normal" fo:font-weight="bold" officeooo:rsid="0012906d" officeooo:paragraph-rsid="0012906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ize="10pt" officeooo:rsid="000d904f" style:font-size-asian="10pt" style:font-size-complex="10pt"/>
    </style:style>
    <style:style style:name="T2" style:family="text">
      <style:text-properties fo:font-size="10pt" officeooo:rsid="00267066" style:font-size-asian="10pt" style:font-size-complex="10pt"/>
    </style:style>
    <style:style style:name="T3" style:family="text">
      <style:text-properties fo:font-size="10pt" officeooo:rsid="00124b3e" style:font-size-asian="10pt" style:font-size-complex="10pt"/>
    </style:style>
    <style:style style:name="T4" style:family="text">
      <style:text-properties fo:font-size="10pt" officeooo:rsid="000e2b85" style:font-size-asian="8.75pt" style:font-size-complex="10pt"/>
    </style:style>
    <style:style style:name="fr1" style:family="graphic" style:parent-style-name="Frame">
      <style:graphic-properties style:run-through="foreground" style:wrap="run-through" style:number-wrapped-paragraphs="no-limit" style:vertical-pos="top" style:vertical-rel="paragraph" style:horizontal-pos="left" style:horizontal-rel="paragraph" fo:padding="0in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Ramka1" text:anchor-type="paragraph" svg:width="1.8638in" draw:z-index="0"><draw:text-box fo:min-height="0.7398in"><text:p text:style-name="P6">Radosław Gniazdowski</text:p><text:p text:style-name="P7">(+48) 698 434 833</text:p><text:p text:style-name="P8">contact@flexigame.com</text:p></draw:text-box></draw:frame></text:p>
      <text:p text:style-name="P9"/>
      <text:p text:style-name="P9"/>
      <text:p text:style-name="P4">Title</text:p>
      <text:p text:style-name="P5">Subtit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999999" fo:font-size="10pt" officeooo:rsid="000d904f" officeooo:paragraph-rsid="000d904f" style:font-size-asian="10pt" style:font-size-complex="10pt"/>
    </style:style>
    <style:style style:name="MP2" style:family="paragraph" style:parent-style-name="Header">
      <style:paragraph-properties fo:text-align="start" style:justify-single-word="false"/>
      <style:text-properties fo:color="#808080" officeooo:paragraph-rsid="002307de"/>
    </style:style>
    <style:style style:name="MP3" style:family="paragraph" style:parent-style-name="Header">
      <style:paragraph-properties fo:text-align="justify" style:justify-single-word="false"/>
      <style:text-properties fo:color="#808080" officeooo:paragraph-rsid="002307de"/>
    </style:style>
    <style:style style:name="MT1" style:family="text">
      <style:text-properties fo:font-size="10pt" officeooo:rsid="000d904f" style:font-size-asian="10pt" style:font-size-complex="10pt"/>
    </style:style>
    <style:style style:name="MT2" style:family="text">
      <style:text-properties fo:font-size="10pt" officeooo:rsid="00267066" style:font-size-asian="10pt" style:font-size-complex="10pt"/>
    </style:style>
    <style:style style:name="MT3" style:family="text">
      <style:text-properties fo:font-size="10pt" officeooo:rsid="000e2b85" style:font-size-asian="8.75pt" style:font-size-complex="10pt"/>
    </style:style>
    <style:style style:name="MT4" style:family="text">
      <style:text-properties fo:font-size="10pt" officeooo:rsid="00124b3e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3335in" fo:margin-bottom="0.503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0.3598in" fo:margin-left="0in" fo:margin-right="0in" fo:margin-bottom="0.2in" fo:border-top="none" fo:border-bottom="0.06pt solid #000000" fo:border-left="none" fo:border-right="none" fo:padding="0.0201in" style:shadow="none" style:dynamic-spacing="false"/>
      </style:header-style>
      <style:footer-style>
        <style:header-footer-properties svg:height="0.5618in" fo:margin-left="0in" fo:margin-right="0in" fo:margin-top="0.2in" fo:border-top="0.06pt solid #000000" fo:border-bottom="none" fo:border-left="none" fo:border-right="none" fo:padding="0.0201in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FlexiGame: Flexible Game Engine</text:p>
      </style:header>
      <style:footer>
        <text:p text:style-name="MP2"><text:span text:style-name="MT1">FlexiGame: Flexible Game </text:span><text:span text:style-name="MT2">Engine</text:span><text:span text:style-name="MT1"><text:tab/></text:span><text:span text:style-name="MT3">Copyright (C) Radoslaw Gniazdowski <text:tab/>All rights reserved.</text:span></text:p>
        <text:p text:style-name="MP3"><text:span text:style-name="MT3">FlexiGame any related files can not be copied, modified and/or distributed <text:s/>without the express or written consent from the author.</text:span><text:span text:style-name="MT4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20:30:43.712661570</meta:creation-date>
    <meta:generator>LibreOffice/4.3.7.2$Linux_X86_64 LibreOffice_project/430m0$Build-2</meta:generator>
    <dc:date>2015-07-31T20:51:00.179010214</dc:date>
    <meta:editing-duration>PT39M13S</meta:editing-duration>
    <meta:editing-cycles>29</meta:editing-cycles>
    <meta:document-statistic meta:table-count="0" meta:image-count="0" meta:object-count="0" meta:page-count="1" meta:paragraph-count="8" meta:word-count="44" meta:character-count="322" meta:non-whitespace-character-count="283"/>
  </office:meta>
</office:document-meta>
</file>